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>
    <style:style style:name="HeaderPara" style:family="paragraph" style:display-name="HeaderPara">
      <style:text-properties fo:font-weight="bold" style:font-weight-asian="bold" style:font-weight-complex="bold"/>
    </style:style>
    <style:style style:name="HeaderCell" style:family="table-cell" style:display-name="HeaderCell">
      <style:text-properties fo:font-weight="bold" style:font-weight-asian="bold" style:font-weight-complex="bold"/>
    </style:style>
    <style:style style:name="BoldCell" style:family="table-cell" style:display-name="BoldCell">
      <style:text-properties fo:font-weight="bold" style:font-weight-asian="bold" style:font-weight-complex="bold"/>
    </style:style>
  </office:automatic-styles>
  <office:body>
    <office:spreadsheet>
      <table:table table:name="Crypto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Changes</text:p>
          </table:table-cell>
          <table:table-cell table:style-name="HeaderCell">
            <text:p text:style-name="HeaderPara">Status</text:p>
          </table:table-cell>
          <table:table-cell table:style-name="HeaderCell">
            <text:p text:style-name="HeaderPara">EEA0</text:p>
          </table:table-cell>
          <table:table-cell table:style-name="HeaderCell">
            <text:p text:style-name="HeaderPara">128‑EEA1</text:p>
          </table:table-cell>
          <table:table-cell table:style-name="HeaderCell">
            <text:p text:style-name="HeaderPara">128‑EEA2</text:p>
          </table:table-cell>
          <table:table-cell table:style-name="HeaderCell">
            <text:p text:style-name="HeaderPara">128‑EEA3</text:p>
          </table:table-cell>
          <table:table-cell table:style-name="HeaderCell">
            <text:p text:style-name="HeaderPara">128‑EIA1</text:p>
          </table:table-cell>
          <table:table-cell table:style-name="HeaderCell">
            <text:p text:style-name="HeaderPara">128‑EIA2</text:p>
          </table:table-cell>
          <table:table-cell table:style-name="HeaderCell">
            <text:p text:style-name="HeaderPara">128‑EIA3</text:p>
          </table:table-cell>
        </table:table-row>
        <table:table-row>
          <table:table-cell>
            <text:p>2G CS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G PS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G RRC ENC</text:p>
          </table:table-cell>
          <table:table-cell>
            <text:p>542</text:p>
          </table:table-cell>
          <table:table-cell table:style-name="BoldCell">
            <text:p text:style-name="HeaderPara">Fail</text:p>
          </table:table-cell>
          <table:table-cell>
            <text:p>147</text:p>
          </table:table-cell>
          <table:table-cell>
            <text:p>263</text:p>
          </table:table-cell>
          <table:table-cell>
            <text:p>13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G RRC INT</text:p>
          </table:table-cell>
          <table:table-cell>
            <text:p>542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0</text:p>
          </table:table-cell>
          <table:table-cell>
            <text:p>412</text:p>
          </table:table-cell>
          <table:table-cell>
            <text:p>0</text:p>
          </table:table-cell>
        </table:table-row>
        <table:table-row>
          <table:table-cell>
            <text:p>4G NAS ENC</text:p>
          </table:table-cell>
          <table:table-cell>
            <text:p>15</text:p>
          </table:table-cell>
          <table:table-cell table:style-name="BoldCell">
            <text:p text:style-name="HeaderPara">Fail</text:p>
          </table:table-cell>
          <table:table-cell>
            <text:p>6</text:p>
          </table:table-cell>
          <table:table-cell>
            <text:p>3</text:p>
          </table:table-cell>
          <table:table-cell>
            <text:p>3</text:p>
          </table:table-cell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G NAS INT</text:p>
          </table:table-cell>
          <table:table-cell>
            <text:p>15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</text:p>
          </table:table-cell>
          <table:table-cell>
            <text:p>9</text:p>
          </table:table-cell>
          <table:table-cell>
            <text:p>3</text:p>
          </table:table-cell>
        </table:table-row>
        <table:table-row>
          <table:table-cell>
            <text:p>5G RRC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RRC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NAS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NAS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</table:table>
      <table:table table:name="IDs Messages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Timestamp</text:p>
          </table:table-cell>
          <table:table-cell table:style-name="HeaderCell">
            <text:p text:style-name="HeaderPara">Domain</text:p>
          </table:table-cell>
          <table:table-cell table:style-name="HeaderCell">
            <text:p text:style-name="HeaderPara">Message</text:p>
          </table:table-cell>
          <table:table-cell table:style-name="HeaderCell">
            <text:p text:style-name="HeaderPara">ID Type</text:p>
          </table:table-cell>
          <table:table-cell table:style-name="HeaderCell">
            <text:p text:style-name="HeaderPara">ID</text:p>
          </table:table-cell>
        </table:table-row>
        <table:table-row>
          <table:table-cell>
            <text:p>4G NAS ID</text:p>
          </table:table-cell>
          <table:table-cell>
            <text:p>2025-09-26 17:03:0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7c</text:p>
          </table:table-cell>
        </table:table-row>
        <table:table-row>
          <table:table-cell>
            <text:p>4G NAS ID</text:p>
          </table:table-cell>
          <table:table-cell>
            <text:p>2025-09-26 17:04:1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7d</text:p>
          </table:table-cell>
        </table:table-row>
        <table:table-row>
          <table:table-cell>
            <text:p>4G NAS ID</text:p>
          </table:table-cell>
          <table:table-cell>
            <text:p>2025-09-26 17:05:2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7e</text:p>
          </table:table-cell>
        </table:table-row>
        <table:table-row>
          <table:table-cell>
            <text:p>4G NAS ID</text:p>
          </table:table-cell>
          <table:table-cell>
            <text:p>2025-09-26 17:06:2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7f</text:p>
          </table:table-cell>
        </table:table-row>
        <table:table-row>
          <table:table-cell>
            <text:p>4G NAS ID</text:p>
          </table:table-cell>
          <table:table-cell>
            <text:p>2025-09-26 17:07:3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0</text:p>
          </table:table-cell>
        </table:table-row>
        <table:table-row>
          <table:table-cell>
            <text:p>4G NAS ID</text:p>
          </table:table-cell>
          <table:table-cell>
            <text:p>2025-09-26 17:08:3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1</text:p>
          </table:table-cell>
        </table:table-row>
        <table:table-row>
          <table:table-cell>
            <text:p>4G NAS ID</text:p>
          </table:table-cell>
          <table:table-cell>
            <text:p>2025-09-26 17:09:4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2</text:p>
          </table:table-cell>
        </table:table-row>
        <table:table-row>
          <table:table-cell>
            <text:p>4G NAS ID</text:p>
          </table:table-cell>
          <table:table-cell>
            <text:p>2025-09-26 17:10:4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3</text:p>
          </table:table-cell>
        </table:table-row>
        <table:table-row>
          <table:table-cell>
            <text:p>4G NAS ID</text:p>
          </table:table-cell>
          <table:table-cell>
            <text:p>2025-09-26 17:11:5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4</text:p>
          </table:table-cell>
        </table:table-row>
        <table:table-row>
          <table:table-cell>
            <text:p>4G NAS ID</text:p>
          </table:table-cell>
          <table:table-cell>
            <text:p>2025-09-26 17:12:5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5</text:p>
          </table:table-cell>
        </table:table-row>
        <table:table-row>
          <table:table-cell>
            <text:p>4G NAS ID</text:p>
          </table:table-cell>
          <table:table-cell>
            <text:p>2025-09-26 17:14:0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6</text:p>
          </table:table-cell>
        </table:table-row>
        <table:table-row>
          <table:table-cell>
            <text:p>4G NAS ID</text:p>
          </table:table-cell>
          <table:table-cell>
            <text:p>2025-09-26 17:15:0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7</text:p>
          </table:table-cell>
        </table:table-row>
        <table:table-row>
          <table:table-cell>
            <text:p>4G NAS ID</text:p>
          </table:table-cell>
          <table:table-cell>
            <text:p>2025-09-26 17:16:1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8</text:p>
          </table:table-cell>
        </table:table-row>
        <table:table-row>
          <table:table-cell>
            <text:p>4G NAS ID</text:p>
          </table:table-cell>
          <table:table-cell>
            <text:p>2025-09-26 17:17:1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9</text:p>
          </table:table-cell>
        </table:table-row>
        <table:table-row>
          <table:table-cell>
            <text:p>4G NAS ID</text:p>
          </table:table-cell>
          <table:table-cell>
            <text:p>2025-09-26 17:18:2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a</text:p>
          </table:table-cell>
        </table:table-row>
        <table:table-row>
          <table:table-cell>
            <text:p>4G NAS ID</text:p>
          </table:table-cell>
          <table:table-cell>
            <text:p>2025-09-26 17:19:2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b</text:p>
          </table:table-cell>
        </table:table-row>
        <table:table-row>
          <table:table-cell>
            <text:p>4G NAS ID</text:p>
          </table:table-cell>
          <table:table-cell>
            <text:p>2025-09-26 17:20:3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c</text:p>
          </table:table-cell>
        </table:table-row>
        <table:table-row>
          <table:table-cell>
            <text:p>4G NAS ID</text:p>
          </table:table-cell>
          <table:table-cell>
            <text:p>2025-09-26 17:21:4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d</text:p>
          </table:table-cell>
        </table:table-row>
        <table:table-row>
          <table:table-cell>
            <text:p>4G NAS ID</text:p>
          </table:table-cell>
          <table:table-cell>
            <text:p>2025-09-26 17:22:4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e</text:p>
          </table:table-cell>
        </table:table-row>
        <table:table-row>
          <table:table-cell>
            <text:p>4G NAS ID</text:p>
          </table:table-cell>
          <table:table-cell>
            <text:p>2025-09-26 17:23:5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8f</text:p>
          </table:table-cell>
        </table:table-row>
        <table:table-row>
          <table:table-cell>
            <text:p>4G NAS ID</text:p>
          </table:table-cell>
          <table:table-cell>
            <text:p>2025-09-26 17:24:5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0</text:p>
          </table:table-cell>
        </table:table-row>
        <table:table-row>
          <table:table-cell>
            <text:p>4G NAS ID</text:p>
          </table:table-cell>
          <table:table-cell>
            <text:p>2025-09-26 17:26:0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1</text:p>
          </table:table-cell>
        </table:table-row>
        <table:table-row>
          <table:table-cell>
            <text:p>4G NAS ID</text:p>
          </table:table-cell>
          <table:table-cell>
            <text:p>2025-09-26 17:27:0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2</text:p>
          </table:table-cell>
        </table:table-row>
        <table:table-row>
          <table:table-cell>
            <text:p>4G NAS ID</text:p>
          </table:table-cell>
          <table:table-cell>
            <text:p>2025-09-26 17:28:1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3</text:p>
          </table:table-cell>
        </table:table-row>
        <table:table-row>
          <table:table-cell>
            <text:p>4G NAS ID</text:p>
          </table:table-cell>
          <table:table-cell>
            <text:p>2025-09-26 17:29:1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4</text:p>
          </table:table-cell>
        </table:table-row>
        <table:table-row>
          <table:table-cell>
            <text:p>4G NAS ID</text:p>
          </table:table-cell>
          <table:table-cell>
            <text:p>2025-09-26 17:30:2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5</text:p>
          </table:table-cell>
        </table:table-row>
        <table:table-row>
          <table:table-cell>
            <text:p>4G NAS ID</text:p>
          </table:table-cell>
          <table:table-cell>
            <text:p>2025-09-26 17:31:2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6</text:p>
          </table:table-cell>
        </table:table-row>
        <table:table-row>
          <table:table-cell>
            <text:p>4G NAS ID</text:p>
          </table:table-cell>
          <table:table-cell>
            <text:p>2025-09-26 17:32:3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7</text:p>
          </table:table-cell>
        </table:table-row>
        <table:table-row>
          <table:table-cell>
            <text:p>4G NAS ID</text:p>
          </table:table-cell>
          <table:table-cell>
            <text:p>2025-09-26 17:33:3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8</text:p>
          </table:table-cell>
        </table:table-row>
        <table:table-row>
          <table:table-cell>
            <text:p>4G NAS ID</text:p>
          </table:table-cell>
          <table:table-cell>
            <text:p>2025-09-26 17:34:4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9</text:p>
          </table:table-cell>
        </table:table-row>
        <table:table-row>
          <table:table-cell>
            <text:p>4G NAS ID</text:p>
          </table:table-cell>
          <table:table-cell>
            <text:p>2025-09-26 17:35:4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a</text:p>
          </table:table-cell>
        </table:table-row>
        <table:table-row>
          <table:table-cell>
            <text:p>4G NAS ID</text:p>
          </table:table-cell>
          <table:table-cell>
            <text:p>2025-09-26 17:36:5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b</text:p>
          </table:table-cell>
        </table:table-row>
        <table:table-row>
          <table:table-cell>
            <text:p>4G NAS ID</text:p>
          </table:table-cell>
          <table:table-cell>
            <text:p>2025-09-26 17:38:0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c</text:p>
          </table:table-cell>
        </table:table-row>
        <table:table-row>
          <table:table-cell>
            <text:p>4G NAS ID</text:p>
          </table:table-cell>
          <table:table-cell>
            <text:p>2025-09-26 17:39:0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d</text:p>
          </table:table-cell>
        </table:table-row>
        <table:table-row>
          <table:table-cell>
            <text:p>4G NAS ID</text:p>
          </table:table-cell>
          <table:table-cell>
            <text:p>2025-09-26 17:40:1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e</text:p>
          </table:table-cell>
        </table:table-row>
        <table:table-row>
          <table:table-cell>
            <text:p>4G NAS ID</text:p>
          </table:table-cell>
          <table:table-cell>
            <text:p>2025-09-26 17:41:1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9f</text:p>
          </table:table-cell>
        </table:table-row>
        <table:table-row>
          <table:table-cell>
            <text:p>4G NAS ID</text:p>
          </table:table-cell>
          <table:table-cell>
            <text:p>2025-09-26 17:42:2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a0</text:p>
          </table:table-cell>
        </table:table-row>
        <table:table-row>
          <table:table-cell>
            <text:p>4G NAS ID</text:p>
          </table:table-cell>
          <table:table-cell>
            <text:p>2025-09-26 17:43:2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a1</text:p>
          </table:table-cell>
        </table:table-row>
        <table:table-row>
          <table:table-cell>
            <text:p>4G NAS ID</text:p>
          </table:table-cell>
          <table:table-cell>
            <text:p>2025-09-26 17:44:3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a2</text:p>
          </table:table-cell>
        </table:table-row>
        <table:table-row>
          <table:table-cell>
            <text:p>4G NAS ID</text:p>
          </table:table-cell>
          <table:table-cell>
            <text:p>2025-09-26 17:45:3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a3</text:p>
          </table:table-cell>
        </table:table-row>
        <table:table-row>
          <table:table-cell>
            <text:p>4G NAS ID</text:p>
          </table:table-cell>
          <table:table-cell>
            <text:p>2025-09-26 17:46:4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a4</text:p>
          </table:table-cell>
        </table:table-row>
        <table:table-row>
          <table:table-cell>
            <text:p>4G NAS ID</text:p>
          </table:table-cell>
          <table:table-cell>
            <text:p>2025-09-26 17:47:4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d69ea5</text:p>
          </table:table-cell>
        </table:table-row>
        <table:table-row>
          <table:table-cell>
            <text:p>4G NAS ID</text:p>
          </table:table-cell>
          <table:table-cell>
            <text:p>2025-09-26 17:56:4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0</text:p>
          </table:table-cell>
        </table:table-row>
        <table:table-row>
          <table:table-cell>
            <text:p>4G NAS ID</text:p>
          </table:table-cell>
          <table:table-cell>
            <text:p>2025-09-26 17:57:5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1</text:p>
          </table:table-cell>
        </table:table-row>
        <table:table-row>
          <table:table-cell>
            <text:p>4G NAS ID</text:p>
          </table:table-cell>
          <table:table-cell>
            <text:p>2025-09-26 17:58:5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2</text:p>
          </table:table-cell>
        </table:table-row>
        <table:table-row>
          <table:table-cell>
            <text:p>4G NAS ID</text:p>
          </table:table-cell>
          <table:table-cell>
            <text:p>2025-09-26 18:00:0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3</text:p>
          </table:table-cell>
        </table:table-row>
        <table:table-row>
          <table:table-cell>
            <text:p>4G NAS ID</text:p>
          </table:table-cell>
          <table:table-cell>
            <text:p>2025-09-26 18:01:0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4</text:p>
          </table:table-cell>
        </table:table-row>
        <table:table-row>
          <table:table-cell>
            <text:p>4G NAS ID</text:p>
          </table:table-cell>
          <table:table-cell>
            <text:p>2025-09-26 18:02:1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5</text:p>
          </table:table-cell>
        </table:table-row>
        <table:table-row>
          <table:table-cell>
            <text:p>4G NAS ID</text:p>
          </table:table-cell>
          <table:table-cell>
            <text:p>2025-09-26 18:03:2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6</text:p>
          </table:table-cell>
        </table:table-row>
        <table:table-row>
          <table:table-cell>
            <text:p>4G NAS ID</text:p>
          </table:table-cell>
          <table:table-cell>
            <text:p>2025-09-26 18:04:2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7</text:p>
          </table:table-cell>
        </table:table-row>
        <table:table-row>
          <table:table-cell>
            <text:p>4G NAS ID</text:p>
          </table:table-cell>
          <table:table-cell>
            <text:p>2025-09-26 18:05:3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8</text:p>
          </table:table-cell>
        </table:table-row>
        <table:table-row>
          <table:table-cell>
            <text:p>4G NAS ID</text:p>
          </table:table-cell>
          <table:table-cell>
            <text:p>2025-09-26 18:06:3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9</text:p>
          </table:table-cell>
        </table:table-row>
        <table:table-row>
          <table:table-cell>
            <text:p>4G NAS ID</text:p>
          </table:table-cell>
          <table:table-cell>
            <text:p>2025-09-26 18:07:4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a</text:p>
          </table:table-cell>
        </table:table-row>
        <table:table-row>
          <table:table-cell>
            <text:p>4G NAS ID</text:p>
          </table:table-cell>
          <table:table-cell>
            <text:p>2025-09-26 18:08:4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b</text:p>
          </table:table-cell>
        </table:table-row>
        <table:table-row>
          <table:table-cell>
            <text:p>4G NAS ID</text:p>
          </table:table-cell>
          <table:table-cell>
            <text:p>2025-09-26 18:09:5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c</text:p>
          </table:table-cell>
        </table:table-row>
        <table:table-row>
          <table:table-cell>
            <text:p>4G NAS ID</text:p>
          </table:table-cell>
          <table:table-cell>
            <text:p>2025-09-26 18:10:5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d</text:p>
          </table:table-cell>
        </table:table-row>
        <table:table-row>
          <table:table-cell>
            <text:p>4G NAS ID</text:p>
          </table:table-cell>
          <table:table-cell>
            <text:p>2025-09-26 18:12:0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e</text:p>
          </table:table-cell>
        </table:table-row>
        <table:table-row>
          <table:table-cell>
            <text:p>4G NAS ID</text:p>
          </table:table-cell>
          <table:table-cell>
            <text:p>2025-09-26 18:13:0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6f</text:p>
          </table:table-cell>
        </table:table-row>
        <table:table-row>
          <table:table-cell>
            <text:p>4G NAS ID</text:p>
          </table:table-cell>
          <table:table-cell>
            <text:p>2025-09-26 18:14:1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0</text:p>
          </table:table-cell>
        </table:table-row>
        <table:table-row>
          <table:table-cell>
            <text:p>4G NAS ID</text:p>
          </table:table-cell>
          <table:table-cell>
            <text:p>2025-09-26 18:15:1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1</text:p>
          </table:table-cell>
        </table:table-row>
        <table:table-row>
          <table:table-cell>
            <text:p>4G NAS ID</text:p>
          </table:table-cell>
          <table:table-cell>
            <text:p>2025-09-26 18:16:2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2</text:p>
          </table:table-cell>
        </table:table-row>
        <table:table-row>
          <table:table-cell>
            <text:p>4G NAS ID</text:p>
          </table:table-cell>
          <table:table-cell>
            <text:p>2025-09-26 18:17:2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3</text:p>
          </table:table-cell>
        </table:table-row>
        <table:table-row>
          <table:table-cell>
            <text:p>4G NAS ID</text:p>
          </table:table-cell>
          <table:table-cell>
            <text:p>2025-09-26 18:18:3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4</text:p>
          </table:table-cell>
        </table:table-row>
        <table:table-row>
          <table:table-cell>
            <text:p>4G NAS ID</text:p>
          </table:table-cell>
          <table:table-cell>
            <text:p>2025-09-26 18:19:4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5</text:p>
          </table:table-cell>
        </table:table-row>
        <table:table-row>
          <table:table-cell>
            <text:p>4G NAS ID</text:p>
          </table:table-cell>
          <table:table-cell>
            <text:p>2025-09-26 18:20:4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6</text:p>
          </table:table-cell>
        </table:table-row>
        <table:table-row>
          <table:table-cell>
            <text:p>4G NAS ID</text:p>
          </table:table-cell>
          <table:table-cell>
            <text:p>2025-09-26 18:21:5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7</text:p>
          </table:table-cell>
        </table:table-row>
        <table:table-row>
          <table:table-cell>
            <text:p>4G NAS ID</text:p>
          </table:table-cell>
          <table:table-cell>
            <text:p>2025-09-26 18:22:5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8</text:p>
          </table:table-cell>
        </table:table-row>
        <table:table-row>
          <table:table-cell>
            <text:p>4G NAS ID</text:p>
          </table:table-cell>
          <table:table-cell>
            <text:p>2025-09-26 18:24:0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9</text:p>
          </table:table-cell>
        </table:table-row>
        <table:table-row>
          <table:table-cell>
            <text:p>4G NAS ID</text:p>
          </table:table-cell>
          <table:table-cell>
            <text:p>2025-09-26 18:25:0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a</text:p>
          </table:table-cell>
        </table:table-row>
        <table:table-row>
          <table:table-cell>
            <text:p>4G NAS ID</text:p>
          </table:table-cell>
          <table:table-cell>
            <text:p>2025-09-26 18:26:1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b</text:p>
          </table:table-cell>
        </table:table-row>
        <table:table-row>
          <table:table-cell>
            <text:p>4G NAS ID</text:p>
          </table:table-cell>
          <table:table-cell>
            <text:p>2025-09-26 18:27:1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c</text:p>
          </table:table-cell>
        </table:table-row>
        <table:table-row>
          <table:table-cell>
            <text:p>4G NAS ID</text:p>
          </table:table-cell>
          <table:table-cell>
            <text:p>2025-09-26 18:28:2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d</text:p>
          </table:table-cell>
        </table:table-row>
        <table:table-row>
          <table:table-cell>
            <text:p>4G NAS ID</text:p>
          </table:table-cell>
          <table:table-cell>
            <text:p>2025-09-26 18:29:2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e</text:p>
          </table:table-cell>
        </table:table-row>
        <table:table-row>
          <table:table-cell>
            <text:p>4G NAS ID</text:p>
          </table:table-cell>
          <table:table-cell>
            <text:p>2025-09-26 18:30:3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7f</text:p>
          </table:table-cell>
        </table:table-row>
        <table:table-row>
          <table:table-cell>
            <text:p>4G NAS ID</text:p>
          </table:table-cell>
          <table:table-cell>
            <text:p>2025-09-26 18:31:3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80</text:p>
          </table:table-cell>
        </table:table-row>
        <table:table-row>
          <table:table-cell>
            <text:p>4G NAS ID</text:p>
          </table:table-cell>
          <table:table-cell>
            <text:p>2025-09-26 18:32:4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81</text:p>
          </table:table-cell>
        </table:table-row>
        <table:table-row>
          <table:table-cell>
            <text:p>4G NAS ID</text:p>
          </table:table-cell>
          <table:table-cell>
            <text:p>2025-09-26 18:33:4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82</text:p>
          </table:table-cell>
        </table:table-row>
        <table:table-row>
          <table:table-cell>
            <text:p>4G NAS ID</text:p>
          </table:table-cell>
          <table:table-cell>
            <text:p>2025-09-26 18:34:5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83</text:p>
          </table:table-cell>
        </table:table-row>
        <table:table-row>
          <table:table-cell>
            <text:p>4G NAS ID</text:p>
          </table:table-cell>
          <table:table-cell>
            <text:p>2025-09-26 18:36:0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84</text:p>
          </table:table-cell>
        </table:table-row>
        <table:table-row>
          <table:table-cell>
            <text:p>4G NAS ID</text:p>
          </table:table-cell>
          <table:table-cell>
            <text:p>2025-09-26 18:37:0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85</text:p>
          </table:table-cell>
        </table:table-row>
        <table:table-row>
          <table:table-cell>
            <text:p>4G NAS ID</text:p>
          </table:table-cell>
          <table:table-cell>
            <text:p>2025-09-26 18:38:1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86</text:p>
          </table:table-cell>
        </table:table-row>
        <table:table-row>
          <table:table-cell>
            <text:p>4G NAS ID</text:p>
          </table:table-cell>
          <table:table-cell>
            <text:p>2025-09-26 18:39:1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87</text:p>
          </table:table-cell>
        </table:table-row>
        <table:table-row>
          <table:table-cell>
            <text:p>4G NAS ID</text:p>
          </table:table-cell>
          <table:table-cell>
            <text:p>2025-09-26 18:40:2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88</text:p>
          </table:table-cell>
        </table:table-row>
        <table:table-row>
          <table:table-cell>
            <text:p>4G NAS ID</text:p>
          </table:table-cell>
          <table:table-cell>
            <text:p>2025-09-26 18:41:2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bb08f89</text:p>
          </table:table-cell>
        </table:table-row>
        <table:table-row>
          <table:table-cell>
            <text:p>4G NAS ID</text:p>
          </table:table-cell>
          <table:table-cell>
            <text:p>2025-09-26 18:50:2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75</text:p>
          </table:table-cell>
        </table:table-row>
        <table:table-row>
          <table:table-cell>
            <text:p>4G NAS ID</text:p>
          </table:table-cell>
          <table:table-cell>
            <text:p>2025-09-26 18:50:2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76</text:p>
          </table:table-cell>
        </table:table-row>
        <table:table-row>
          <table:table-cell>
            <text:p>4G NAS ID</text:p>
          </table:table-cell>
          <table:table-cell>
            <text:p>2025-09-26 18:51:3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77</text:p>
          </table:table-cell>
        </table:table-row>
        <table:table-row>
          <table:table-cell>
            <text:p>4G NAS ID</text:p>
          </table:table-cell>
          <table:table-cell>
            <text:p>2025-09-26 18:52:3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78</text:p>
          </table:table-cell>
        </table:table-row>
        <table:table-row>
          <table:table-cell>
            <text:p>4G NAS ID</text:p>
          </table:table-cell>
          <table:table-cell>
            <text:p>2025-09-26 18:53:4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79</text:p>
          </table:table-cell>
        </table:table-row>
        <table:table-row>
          <table:table-cell>
            <text:p>4G NAS ID</text:p>
          </table:table-cell>
          <table:table-cell>
            <text:p>2025-09-26 18:54:4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7a</text:p>
          </table:table-cell>
        </table:table-row>
        <table:table-row>
          <table:table-cell>
            <text:p>4G NAS ID</text:p>
          </table:table-cell>
          <table:table-cell>
            <text:p>2025-09-26 18:55:5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7b</text:p>
          </table:table-cell>
        </table:table-row>
        <table:table-row>
          <table:table-cell>
            <text:p>4G NAS ID</text:p>
          </table:table-cell>
          <table:table-cell>
            <text:p>2025-09-26 18:56:5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7c</text:p>
          </table:table-cell>
        </table:table-row>
        <table:table-row>
          <table:table-cell>
            <text:p>4G NAS ID</text:p>
          </table:table-cell>
          <table:table-cell>
            <text:p>2025-09-26 18:58:0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7d</text:p>
          </table:table-cell>
        </table:table-row>
        <table:table-row>
          <table:table-cell>
            <text:p>4G NAS ID</text:p>
          </table:table-cell>
          <table:table-cell>
            <text:p>2025-09-26 18:59:0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7e</text:p>
          </table:table-cell>
        </table:table-row>
        <table:table-row>
          <table:table-cell>
            <text:p>4G NAS ID</text:p>
          </table:table-cell>
          <table:table-cell>
            <text:p>2025-09-26 19:00:1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7f</text:p>
          </table:table-cell>
        </table:table-row>
        <table:table-row>
          <table:table-cell>
            <text:p>4G NAS ID</text:p>
          </table:table-cell>
          <table:table-cell>
            <text:p>2025-09-26 19:01:2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0</text:p>
          </table:table-cell>
        </table:table-row>
        <table:table-row>
          <table:table-cell>
            <text:p>4G NAS ID</text:p>
          </table:table-cell>
          <table:table-cell>
            <text:p>2025-09-26 19:02:2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1</text:p>
          </table:table-cell>
        </table:table-row>
        <table:table-row>
          <table:table-cell>
            <text:p>4G NAS ID</text:p>
          </table:table-cell>
          <table:table-cell>
            <text:p>2025-09-26 19:03:3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2</text:p>
          </table:table-cell>
        </table:table-row>
        <table:table-row>
          <table:table-cell>
            <text:p>4G NAS ID</text:p>
          </table:table-cell>
          <table:table-cell>
            <text:p>2025-09-26 19:04:3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3</text:p>
          </table:table-cell>
        </table:table-row>
        <table:table-row>
          <table:table-cell>
            <text:p>4G NAS ID</text:p>
          </table:table-cell>
          <table:table-cell>
            <text:p>2025-09-26 19:05:4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4</text:p>
          </table:table-cell>
        </table:table-row>
        <table:table-row>
          <table:table-cell>
            <text:p>4G NAS ID</text:p>
          </table:table-cell>
          <table:table-cell>
            <text:p>2025-09-26 19:06:4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5</text:p>
          </table:table-cell>
        </table:table-row>
        <table:table-row>
          <table:table-cell>
            <text:p>4G NAS ID</text:p>
          </table:table-cell>
          <table:table-cell>
            <text:p>2025-09-26 19:07:5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6</text:p>
          </table:table-cell>
        </table:table-row>
        <table:table-row>
          <table:table-cell>
            <text:p>4G NAS ID</text:p>
          </table:table-cell>
          <table:table-cell>
            <text:p>2025-09-26 19:08:5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7</text:p>
          </table:table-cell>
        </table:table-row>
        <table:table-row>
          <table:table-cell>
            <text:p>4G NAS ID</text:p>
          </table:table-cell>
          <table:table-cell>
            <text:p>2025-09-26 19:10:0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8</text:p>
          </table:table-cell>
        </table:table-row>
        <table:table-row>
          <table:table-cell>
            <text:p>4G NAS ID</text:p>
          </table:table-cell>
          <table:table-cell>
            <text:p>2025-09-26 19:11:0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9</text:p>
          </table:table-cell>
        </table:table-row>
        <table:table-row>
          <table:table-cell>
            <text:p>4G NAS ID</text:p>
          </table:table-cell>
          <table:table-cell>
            <text:p>2025-09-26 19:12:1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a</text:p>
          </table:table-cell>
        </table:table-row>
        <table:table-row>
          <table:table-cell>
            <text:p>4G NAS ID</text:p>
          </table:table-cell>
          <table:table-cell>
            <text:p>2025-09-26 19:13:1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b</text:p>
          </table:table-cell>
        </table:table-row>
        <table:table-row>
          <table:table-cell>
            <text:p>4G NAS ID</text:p>
          </table:table-cell>
          <table:table-cell>
            <text:p>2025-09-26 19:14:2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c</text:p>
          </table:table-cell>
        </table:table-row>
        <table:table-row>
          <table:table-cell>
            <text:p>4G NAS ID</text:p>
          </table:table-cell>
          <table:table-cell>
            <text:p>2025-09-26 19:15:2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d</text:p>
          </table:table-cell>
        </table:table-row>
        <table:table-row>
          <table:table-cell>
            <text:p>4G NAS ID</text:p>
          </table:table-cell>
          <table:table-cell>
            <text:p>2025-09-26 19:16:3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e</text:p>
          </table:table-cell>
        </table:table-row>
        <table:table-row>
          <table:table-cell>
            <text:p>4G NAS ID</text:p>
          </table:table-cell>
          <table:table-cell>
            <text:p>2025-09-26 19:17:4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8f</text:p>
          </table:table-cell>
        </table:table-row>
        <table:table-row>
          <table:table-cell>
            <text:p>4G NAS ID</text:p>
          </table:table-cell>
          <table:table-cell>
            <text:p>2025-09-26 19:18:4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0</text:p>
          </table:table-cell>
        </table:table-row>
        <table:table-row>
          <table:table-cell>
            <text:p>4G NAS ID</text:p>
          </table:table-cell>
          <table:table-cell>
            <text:p>2025-09-26 19:19:5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1</text:p>
          </table:table-cell>
        </table:table-row>
        <table:table-row>
          <table:table-cell>
            <text:p>4G NAS ID</text:p>
          </table:table-cell>
          <table:table-cell>
            <text:p>2025-09-26 19:20:5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2</text:p>
          </table:table-cell>
        </table:table-row>
        <table:table-row>
          <table:table-cell>
            <text:p>4G NAS ID</text:p>
          </table:table-cell>
          <table:table-cell>
            <text:p>2025-09-26 19:22:0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3</text:p>
          </table:table-cell>
        </table:table-row>
        <table:table-row>
          <table:table-cell>
            <text:p>4G NAS ID</text:p>
          </table:table-cell>
          <table:table-cell>
            <text:p>2025-09-26 19:23:0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4</text:p>
          </table:table-cell>
        </table:table-row>
        <table:table-row>
          <table:table-cell>
            <text:p>4G NAS ID</text:p>
          </table:table-cell>
          <table:table-cell>
            <text:p>2025-09-26 19:24:1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5</text:p>
          </table:table-cell>
        </table:table-row>
        <table:table-row>
          <table:table-cell>
            <text:p>4G NAS ID</text:p>
          </table:table-cell>
          <table:table-cell>
            <text:p>2025-09-26 19:25:1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6</text:p>
          </table:table-cell>
        </table:table-row>
        <table:table-row>
          <table:table-cell>
            <text:p>4G NAS ID</text:p>
          </table:table-cell>
          <table:table-cell>
            <text:p>2025-09-26 19:26:2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7</text:p>
          </table:table-cell>
        </table:table-row>
        <table:table-row>
          <table:table-cell>
            <text:p>4G NAS ID</text:p>
          </table:table-cell>
          <table:table-cell>
            <text:p>2025-09-26 19:27:2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8</text:p>
          </table:table-cell>
        </table:table-row>
        <table:table-row>
          <table:table-cell>
            <text:p>4G NAS ID</text:p>
          </table:table-cell>
          <table:table-cell>
            <text:p>2025-09-26 19:28:3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9</text:p>
          </table:table-cell>
        </table:table-row>
        <table:table-row>
          <table:table-cell>
            <text:p>4G NAS ID</text:p>
          </table:table-cell>
          <table:table-cell>
            <text:p>2025-09-26 19:29:3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a</text:p>
          </table:table-cell>
        </table:table-row>
        <table:table-row>
          <table:table-cell>
            <text:p>4G NAS ID</text:p>
          </table:table-cell>
          <table:table-cell>
            <text:p>2025-09-26 19:30:4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b</text:p>
          </table:table-cell>
        </table:table-row>
        <table:table-row>
          <table:table-cell>
            <text:p>4G NAS ID</text:p>
          </table:table-cell>
          <table:table-cell>
            <text:p>2025-09-26 19:31:4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c</text:p>
          </table:table-cell>
        </table:table-row>
        <table:table-row>
          <table:table-cell>
            <text:p>4G NAS ID</text:p>
          </table:table-cell>
          <table:table-cell>
            <text:p>2025-09-26 19:32:5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d</text:p>
          </table:table-cell>
        </table:table-row>
        <table:table-row>
          <table:table-cell>
            <text:p>4G NAS ID</text:p>
          </table:table-cell>
          <table:table-cell>
            <text:p>2025-09-26 19:34:0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e</text:p>
          </table:table-cell>
        </table:table-row>
        <table:table-row>
          <table:table-cell>
            <text:p>4G NAS ID</text:p>
          </table:table-cell>
          <table:table-cell>
            <text:p>2025-09-26 19:35:0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9f</text:p>
          </table:table-cell>
        </table:table-row>
        <table:table-row>
          <table:table-cell>
            <text:p>4G NAS ID</text:p>
          </table:table-cell>
          <table:table-cell>
            <text:p>2025-09-26 19:36:1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a0</text:p>
          </table:table-cell>
        </table:table-row>
        <table:table-row>
          <table:table-cell>
            <text:p>4G NAS ID</text:p>
          </table:table-cell>
          <table:table-cell>
            <text:p>2025-09-26 19:37:4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a1</text:p>
          </table:table-cell>
        </table:table-row>
        <table:table-row>
          <table:table-cell>
            <text:p>4G NAS ID</text:p>
          </table:table-cell>
          <table:table-cell>
            <text:p>2025-09-26 19:38:2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a2</text:p>
          </table:table-cell>
        </table:table-row>
        <table:table-row>
          <table:table-cell>
            <text:p>4G NAS ID</text:p>
          </table:table-cell>
          <table:table-cell>
            <text:p>2025-09-26 19:39:2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a3</text:p>
          </table:table-cell>
        </table:table-row>
        <table:table-row>
          <table:table-cell>
            <text:p>4G NAS ID</text:p>
          </table:table-cell>
          <table:table-cell>
            <text:p>2025-09-26 19:40:3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a4</text:p>
          </table:table-cell>
        </table:table-row>
        <table:table-row>
          <table:table-cell>
            <text:p>4G NAS ID</text:p>
          </table:table-cell>
          <table:table-cell>
            <text:p>2025-09-26 19:41:3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a5</text:p>
          </table:table-cell>
        </table:table-row>
        <table:table-row>
          <table:table-cell>
            <text:p>4G NAS ID</text:p>
          </table:table-cell>
          <table:table-cell>
            <text:p>2025-09-26 19:42:4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a6</text:p>
          </table:table-cell>
        </table:table-row>
        <table:table-row>
          <table:table-cell>
            <text:p>4G NAS ID</text:p>
          </table:table-cell>
          <table:table-cell>
            <text:p>2025-09-26 19:43:4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3a7a7</text:p>
          </table:table-cell>
        </table:table-row>
        <table:table-row>
          <table:table-cell>
            <text:p>4G NAS ID</text:p>
          </table:table-cell>
          <table:table-cell>
            <text:p>2025-09-26 19:44:0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0</text:p>
          </table:table-cell>
        </table:table-row>
        <table:table-row>
          <table:table-cell>
            <text:p>4G NAS ID</text:p>
          </table:table-cell>
          <table:table-cell>
            <text:p>2025-09-26 19:45:1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1</text:p>
          </table:table-cell>
        </table:table-row>
        <table:table-row>
          <table:table-cell>
            <text:p>4G NAS ID</text:p>
          </table:table-cell>
          <table:table-cell>
            <text:p>2025-09-26 19:46:1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2</text:p>
          </table:table-cell>
        </table:table-row>
        <table:table-row>
          <table:table-cell>
            <text:p>4G NAS ID</text:p>
          </table:table-cell>
          <table:table-cell>
            <text:p>2025-09-26 19:47:2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3</text:p>
          </table:table-cell>
        </table:table-row>
        <table:table-row>
          <table:table-cell>
            <text:p>4G NAS ID</text:p>
          </table:table-cell>
          <table:table-cell>
            <text:p>2025-09-26 19:48:2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4</text:p>
          </table:table-cell>
        </table:table-row>
        <table:table-row>
          <table:table-cell>
            <text:p>4G NAS ID</text:p>
          </table:table-cell>
          <table:table-cell>
            <text:p>2025-09-26 19:49:3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5</text:p>
          </table:table-cell>
        </table:table-row>
        <table:table-row>
          <table:table-cell>
            <text:p>4G NAS ID</text:p>
          </table:table-cell>
          <table:table-cell>
            <text:p>2025-09-26 19:50:3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6</text:p>
          </table:table-cell>
        </table:table-row>
        <table:table-row>
          <table:table-cell>
            <text:p>4G NAS ID</text:p>
          </table:table-cell>
          <table:table-cell>
            <text:p>2025-09-26 19:51:4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7</text:p>
          </table:table-cell>
        </table:table-row>
        <table:table-row>
          <table:table-cell>
            <text:p>4G NAS ID</text:p>
          </table:table-cell>
          <table:table-cell>
            <text:p>2025-09-26 19:52:4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8</text:p>
          </table:table-cell>
        </table:table-row>
        <table:table-row>
          <table:table-cell>
            <text:p>4G NAS ID</text:p>
          </table:table-cell>
          <table:table-cell>
            <text:p>2025-09-26 19:53:5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9</text:p>
          </table:table-cell>
        </table:table-row>
        <table:table-row>
          <table:table-cell>
            <text:p>4G NAS ID</text:p>
          </table:table-cell>
          <table:table-cell>
            <text:p>2025-09-26 19:54:5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a</text:p>
          </table:table-cell>
        </table:table-row>
        <table:table-row>
          <table:table-cell>
            <text:p>4G NAS ID</text:p>
          </table:table-cell>
          <table:table-cell>
            <text:p>2025-09-26 19:56:0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b</text:p>
          </table:table-cell>
        </table:table-row>
        <table:table-row>
          <table:table-cell>
            <text:p>4G NAS ID</text:p>
          </table:table-cell>
          <table:table-cell>
            <text:p>2025-09-26 19:57:0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c</text:p>
          </table:table-cell>
        </table:table-row>
        <table:table-row>
          <table:table-cell>
            <text:p>4G NAS ID</text:p>
          </table:table-cell>
          <table:table-cell>
            <text:p>2025-09-26 19:58:1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d</text:p>
          </table:table-cell>
        </table:table-row>
        <table:table-row>
          <table:table-cell>
            <text:p>4G NAS ID</text:p>
          </table:table-cell>
          <table:table-cell>
            <text:p>2025-09-26 19:59:1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e</text:p>
          </table:table-cell>
        </table:table-row>
        <table:table-row>
          <table:table-cell>
            <text:p>4G NAS ID</text:p>
          </table:table-cell>
          <table:table-cell>
            <text:p>2025-09-26 20:00:2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ef</text:p>
          </table:table-cell>
        </table:table-row>
        <table:table-row>
          <table:table-cell>
            <text:p>4G NAS ID</text:p>
          </table:table-cell>
          <table:table-cell>
            <text:p>2025-09-26 20:01:3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0</text:p>
          </table:table-cell>
        </table:table-row>
        <table:table-row>
          <table:table-cell>
            <text:p>4G NAS ID</text:p>
          </table:table-cell>
          <table:table-cell>
            <text:p>2025-09-26 20:02:3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1</text:p>
          </table:table-cell>
        </table:table-row>
        <table:table-row>
          <table:table-cell>
            <text:p>4G NAS ID</text:p>
          </table:table-cell>
          <table:table-cell>
            <text:p>2025-09-26 20:03:4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2</text:p>
          </table:table-cell>
        </table:table-row>
        <table:table-row>
          <table:table-cell>
            <text:p>4G NAS ID</text:p>
          </table:table-cell>
          <table:table-cell>
            <text:p>2025-09-26 20:04:4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3</text:p>
          </table:table-cell>
        </table:table-row>
        <table:table-row>
          <table:table-cell>
            <text:p>4G NAS ID</text:p>
          </table:table-cell>
          <table:table-cell>
            <text:p>2025-09-26 20:05:5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4</text:p>
          </table:table-cell>
        </table:table-row>
        <table:table-row>
          <table:table-cell>
            <text:p>4G NAS ID</text:p>
          </table:table-cell>
          <table:table-cell>
            <text:p>2025-09-26 20:06:5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5</text:p>
          </table:table-cell>
        </table:table-row>
        <table:table-row>
          <table:table-cell>
            <text:p>4G NAS ID</text:p>
          </table:table-cell>
          <table:table-cell>
            <text:p>2025-09-26 20:08:0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6</text:p>
          </table:table-cell>
        </table:table-row>
        <table:table-row>
          <table:table-cell>
            <text:p>4G NAS ID</text:p>
          </table:table-cell>
          <table:table-cell>
            <text:p>2025-09-26 20:09:0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7</text:p>
          </table:table-cell>
        </table:table-row>
        <table:table-row>
          <table:table-cell>
            <text:p>4G NAS ID</text:p>
          </table:table-cell>
          <table:table-cell>
            <text:p>2025-09-26 20:10:1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8</text:p>
          </table:table-cell>
        </table:table-row>
        <table:table-row>
          <table:table-cell>
            <text:p>4G NAS ID</text:p>
          </table:table-cell>
          <table:table-cell>
            <text:p>2025-09-26 20:11:1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9</text:p>
          </table:table-cell>
        </table:table-row>
        <table:table-row>
          <table:table-cell>
            <text:p>4G NAS ID</text:p>
          </table:table-cell>
          <table:table-cell>
            <text:p>2025-09-26 20:12:2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a</text:p>
          </table:table-cell>
        </table:table-row>
        <table:table-row>
          <table:table-cell>
            <text:p>4G NAS ID</text:p>
          </table:table-cell>
          <table:table-cell>
            <text:p>2025-09-26 20:13:2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b</text:p>
          </table:table-cell>
        </table:table-row>
        <table:table-row>
          <table:table-cell>
            <text:p>4G NAS ID</text:p>
          </table:table-cell>
          <table:table-cell>
            <text:p>2025-09-26 20:14:3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c</text:p>
          </table:table-cell>
        </table:table-row>
        <table:table-row>
          <table:table-cell>
            <text:p>4G NAS ID</text:p>
          </table:table-cell>
          <table:table-cell>
            <text:p>2025-09-26 20:15:3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d</text:p>
          </table:table-cell>
        </table:table-row>
        <table:table-row>
          <table:table-cell>
            <text:p>4G NAS ID</text:p>
          </table:table-cell>
          <table:table-cell>
            <text:p>2025-09-26 20:16:4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e</text:p>
          </table:table-cell>
        </table:table-row>
        <table:table-row>
          <table:table-cell>
            <text:p>4G NAS ID</text:p>
          </table:table-cell>
          <table:table-cell>
            <text:p>2025-09-26 20:17:5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6ff</text:p>
          </table:table-cell>
        </table:table-row>
        <table:table-row>
          <table:table-cell>
            <text:p>4G NAS ID</text:p>
          </table:table-cell>
          <table:table-cell>
            <text:p>2025-09-26 20:18:5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700</text:p>
          </table:table-cell>
        </table:table-row>
        <table:table-row>
          <table:table-cell>
            <text:p>4G NAS ID</text:p>
          </table:table-cell>
          <table:table-cell>
            <text:p>2025-09-26 20:20:0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701</text:p>
          </table:table-cell>
        </table:table-row>
        <table:table-row>
          <table:table-cell>
            <text:p>4G NAS ID</text:p>
          </table:table-cell>
          <table:table-cell>
            <text:p>2025-09-26 20:21:0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702</text:p>
          </table:table-cell>
        </table:table-row>
        <table:table-row>
          <table:table-cell>
            <text:p>4G NAS ID</text:p>
          </table:table-cell>
          <table:table-cell>
            <text:p>2025-09-26 20:22:1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703</text:p>
          </table:table-cell>
        </table:table-row>
        <table:table-row>
          <table:table-cell>
            <text:p>4G NAS ID</text:p>
          </table:table-cell>
          <table:table-cell>
            <text:p>2025-09-26 20:23:1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704</text:p>
          </table:table-cell>
        </table:table-row>
        <table:table-row>
          <table:table-cell>
            <text:p>4G NAS ID</text:p>
          </table:table-cell>
          <table:table-cell>
            <text:p>2025-09-26 20:24:2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705</text:p>
          </table:table-cell>
        </table:table-row>
        <table:table-row>
          <table:table-cell>
            <text:p>4G NAS ID</text:p>
          </table:table-cell>
          <table:table-cell>
            <text:p>2025-09-26 20:25:2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706</text:p>
          </table:table-cell>
        </table:table-row>
        <table:table-row>
          <table:table-cell>
            <text:p>4G NAS ID</text:p>
          </table:table-cell>
          <table:table-cell>
            <text:p>2025-09-26 20:26:3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707</text:p>
          </table:table-cell>
        </table:table-row>
        <table:table-row>
          <table:table-cell>
            <text:p>4G NAS ID</text:p>
          </table:table-cell>
          <table:table-cell>
            <text:p>2025-09-26 20:27:3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708</text:p>
          </table:table-cell>
        </table:table-row>
        <table:table-row>
          <table:table-cell>
            <text:p>4G NAS ID</text:p>
          </table:table-cell>
          <table:table-cell>
            <text:p>2025-09-26 20:28:4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d266709</text:p>
          </table:table-cell>
        </table:table-row>
      </table:table>
      <table:table table:name="Randomness Summary">
        <table:table-row>
          <table:table-cell table:style-name="HeaderCell">
            <text:p text:style-name="HeaderPara">Metric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Total Sampl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28</text:p>
          </table:table-cell>
          <table:table-cell>
            <text:p>0</text:p>
          </table:table-cell>
        </table:table-row>
        <table:table-row>
          <table:table-cell>
            <text:p>Filtered by confirmation pairing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1</text:p>
          </table:table-cell>
          <table:table-cell>
            <text:p>0</text:p>
          </table:table-cell>
        </table:table-row>
        <table:table-row>
          <table:table-cell>
            <text:p>Filtered retransmissions (10sec threshold)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sed Sampl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77</text:p>
          </table:table-cell>
          <table:table-cell>
            <text:p>0</text:p>
          </table:table-cell>
        </table:table-row>
        <table:table-row>
          <table:table-cell>
            <text:p>Unique ID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77</text:p>
          </table:table-cell>
          <table:table-cell>
            <text:p>0</text:p>
          </table:table-cell>
        </table:table-row>
        <table:table-row>
          <table:table-cell table:style-name="BoldCell">
            <text:p text:style-name="HeaderPara">Collision Rat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0.0000</text:p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Collision &l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Pass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hannon H(values) [bits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.4676</text:p>
          </table:table-cell>
          <table:table-cell>
            <text:p/>
          </table:table-cell>
        </table:table-row>
        <table:table-row>
          <table:table-cell>
            <text:p>Shannon H(values) [bits] (Miller–Madow)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.1849</text:p>
          </table:table-cell>
          <table:table-cell>
            <text:p/>
          </table:table-cell>
        </table:table-row>
        <table:table-row>
          <table:table-cell table:style-name="BoldCell">
            <text:p text:style-name="HeaderPara">H(values) normalized [0..1]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1.0000</text:p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H_norm &gt; 0.99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Pass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ucc. Hamming pair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76</text:p>
          </table:table-cell>
          <table:table-cell>
            <text:p>0</text:p>
          </table:table-cell>
        </table:table-row>
        <table:table-row>
          <table:table-cell>
            <text:p>Succ. Hamming bit width per ID [bits]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2</text:p>
          </table:table-cell>
          <table:table-cell>
            <text:p>0</text:p>
          </table:table-cell>
        </table:table-row>
        <table:table-row>
          <table:table-cell>
            <text:p>Succ. Hamming mean [bits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.2159</text:p>
          </table:table-cell>
          <table:table-cell>
            <text:p/>
          </table:table-cell>
        </table:table-row>
        <table:table-row>
          <table:table-cell>
            <text:p>Succ. Hamming mean fraction [0..1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.0692</text:p>
          </table:table-cell>
          <table:table-cell>
            <text:p/>
          </table:table-cell>
        </table:table-row>
        <table:table-row>
          <table:table-cell>
            <text:p>Succ. Hamming z-scor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-64.6531</text:p>
          </table:table-cell>
          <table:table-cell>
            <text:p/>
          </table:table-cell>
        </table:table-row>
        <table:table-row>
          <table:table-cell table:style-name="BoldCell">
            <text:p text:style-name="HeaderPara">Succ. Hamming p-valu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&lt; 1e-308</text:p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Succ. Hamming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nibbles statistic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53.1977</text:p>
          </table:table-cell>
          <table:table-cell>
            <text:p/>
          </table:table-cell>
        </table:table-row>
        <table:table-row>
          <table:table-cell>
            <text:p>Chi-square nibbles d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</table:table-row>
        <table:table-row>
          <table:table-cell table:style-name="BoldCell">
            <text:p text:style-name="HeaderPara">Chi-square nibbles p-valu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7.86e-69</text:p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Chi-square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MSB (first nibble) statistic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36.4915</text:p>
          </table:table-cell>
          <table:table-cell>
            <text:p/>
          </table:table-cell>
        </table:table-row>
        <table:table-row>
          <table:table-cell>
            <text:p>Chi-square MSB (first nibble) d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</table:table-row>
        <table:table-row>
          <table:table-cell>
            <text:p>Chi-square MSB (first nibble) p-val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.37e-80</text:p>
          </table:table-cell>
          <table:table-cell>
            <text:p/>
          </table:table-cell>
        </table:table-row>
        <table:table-row>
          <table:table-cell>
            <text:p>Chi-square LSB (last nibble) statistic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.0734</text:p>
          </table:table-cell>
          <table:table-cell>
            <text:p/>
          </table:table-cell>
        </table:table-row>
        <table:table-row>
          <table:table-cell>
            <text:p>Chi-square LSB (last nibble) d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</table:table-row>
        <table:table-row>
          <table:table-cell>
            <text:p>Chi-square LSB (last nibble) p-val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.00e+00</text:p>
          </table:table-cell>
          <table:table-cell>
            <text:p/>
          </table:table-cell>
        </table:table-row>
        <table:table-row/>
        <table:table-row>
          <table:table-cell table:style-name="HeaderCell">
            <text:p text:style-name="HeaderPara">All Nibbles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64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14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4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6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86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4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7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85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74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5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4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1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68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First Nibble (M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1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42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42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42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Last Nibble (L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1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1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</text:p>
          </table:table-cell>
          <table:table-cell>
            <text:p>0</text:p>
          </table:table-cell>
        </table:table-row>
      </table:table>
      <table:table table:name="Paging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Paging Messages</text:p>
          </table:table-cell>
          <table:table-cell table:style-name="HeaderCell">
            <text:p text:style-name="HeaderPara">IMSI IDs</text:p>
          </table:table-cell>
          <table:table-cell table:style-name="HeaderCell">
            <text:p text:style-name="HeaderPara">Status</text:p>
          </table:table-cell>
        </table:table-row>
        <table:table-row>
          <table:table-cell>
            <text:p>2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3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4G</text:p>
          </table:table-cell>
          <table:table-cell>
            <text:p>345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5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